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3.353cm"/>
    </style:style>
    <style:style style:name="Tabla1.B" style:family="table-column">
      <style:table-column-properties style:column-width="2.859cm"/>
    </style:style>
    <style:style style:name="Tabla1.C" style:family="table-column">
      <style:table-column-properties style:column-width="2.711cm"/>
    </style:style>
    <style:style style:name="Tabla1.D" style:family="table-column">
      <style:table-column-properties style:column-width="3.186cm"/>
    </style:style>
    <style:style style:name="Tabla1.E" style:family="table-column">
      <style:table-column-properties style:column-width="2.316cm"/>
    </style:style>
    <style:style style:name="Tabla1.F" style:family="table-column">
      <style:table-column-properties style:column-width="2.575cm"/>
    </style:style>
    <style:style style:name="Tabla1.A1" style:family="table-cell">
      <style:table-cell-properties style:vertical-align="middle" fo:padding="0.049cm" fo:border="none"/>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1">
      <style:paragraph-properties fo:margin-top="0cm" fo:margin-bottom="0cm"/>
    </style:style>
    <style:style style:name="P8" style:family="paragraph" style:parent-style-name="Text_20_body" style:list-style-name="L2">
      <style:paragraph-properties fo:margin-top="0cm" fo:margin-bottom="0cm"/>
    </style:style>
    <style:style style:name="P9" style:family="paragraph" style:parent-style-name="Text_20_body" style:list-style-name="L3">
      <style:paragraph-properties fo:margin-top="0cm" fo:margin-bottom="0cm"/>
    </style:style>
    <style:style style:name="P10" style:family="paragraph" style:parent-style-name="Text_20_body" style:list-style-name="L4">
      <style:paragraph-properties fo:margin-top="0cm" fo:margin-bottom="0cm"/>
    </style:style>
    <style:style style:name="P11" style:family="paragraph" style:parent-style-name="Table_20_Contents">
      <style:paragraph-properties fo:text-align="center" style:justify-single-word="false"/>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escripción del sistema operativo</text:h>
      <text:p text:style-name="P1">Para que un <text:a xlink:type="simple" xlink:href="http://es.kioskea.net/contents/pc/processeur.php3">ordenador</text:a> pueda hacer funcionar un <text:span text:style-name="T1">programa informático</text:span> (a veces conocido como <text:span text:style-name="T2">aplicación</text:span> o <text:span text:style-name="T2">software</text:span>), debe contar con la capacidad necesaria para realizar cierta cantidad de operaciones preparatorias que puedan garantizar el intercambio entre el <text:a xlink:type="simple" xlink:href="http://es.kioskea.net/contents/pc/processeur.php3">procesador</text:a>, la <text:a xlink:type="simple" xlink:href="http://es.kioskea.net/contents/pc/memoire.php3">memoria</text:a> y los <text:a xlink:type="simple" xlink:href="http://es.kioskea.net/contents/pc/periphi.php3">recursos físicos</text:a> (periféricos). </text:p>
      <text:p text:style-name="P1">El <text:span text:style-name="T1">sistema operativo</text:span> (a veces también citado mediante su forma abreviada <text:span text:style-name="T2">OS</text:span> en inglés) se encarga de crear el vínculo entre los recursos materiales, el usuario y las aplicaciones (procesador de texto, videojuegos, etcétera). Cuando un programa desea acceder a un recurso material, no necesita enviar información específica a los dispositivos periféricos; simplemente envía la información al sistema operativo, el cual la transmite a los periféricos correspondientes a través de su driver (controlador). Si no existe ningún driver, cada programa debe reconocer y tener presente la comunicación con cada tipo de periférico. </text:p>
      <text:p text:style-name="P2"><draw:frame draw:style-name="fr1" draw:name="gráficos1" text:anchor-type="as-char" svg:width="8.784cm" svg:height="6.165cm" draw:z-index="0"><draw:image xlink:href="http://static.commentcamarche.net/es.kioskea.net/pictures/systemes-images-se.gif" xlink:type="simple" xlink:show="embed" xlink:actuate="onLoad"/><svg:title>Sistema operativo</svg:title></draw:frame> </text:p>
      <text:p text:style-name="P1">De esta forma, el sistema operativo permite la "disociación" de programas y hardware, principalmente para simplificar la gestión de recursos y proporcionar una interfaz de usuario (MMI por sus siglas en inglés) sencilla con el fin de reducir la complejidad del equipo. <text:bookmark text:name="roles"/></text:p>
      <text:h text:style-name="Heading_20_2" text:outline-level="2">Funciones del sistema operativo</text:h>
      <text:p text:style-name="P1">El sistema operativo cumple varias funciones: </text:p>
      <text:list xml:id="list1792273481" text:style-name="L1">
        <text:list-item>
          <text:p text:style-name="P7"><text:span text:style-name="T1">Administración del </text:span><text:a xlink:type="simple" xlink:href="http://es.kioskea.net/contents/pc/cpu.php3"><text:span text:style-name="T1">procesador</text:span></text:a>: el sistema operativo administra la distribución del procesador entre los distintos programas por medio de un <text:span text:style-name="T1">algoritmo de programación</text:span>. El tipo de programador depende completamente del sistema operativo, según el objetivo deseado. </text:p>
        </text:list-item>
        <text:list-item>
          <text:p text:style-name="P7"><text:span text:style-name="T1">Gestión de la </text:span><text:a xlink:type="simple" xlink:href="http://es.kioskea.net/contents/pc/ram.php3"><text:span text:style-name="T1">memoria de acceso aleatorio</text:span></text:a>: el sistema operativo se encarga de gestionar el espacio de memoria asignado para cada aplicación y para cada usuario, si resulta pertinente. Cuando la memoria física es insuficiente, el sistema operativo puede crear una zona de memoria en el <text:a xlink:type="simple" xlink:href="http://es.kioskea.net/contents/pc/disque.php3">disco duro</text:a>, denominada "<text:span text:style-name="T1">memoria virtual</text:span>". La memoria virtual permite ejecutar aplicaciones que requieren una memoria superior a la memoria RAM disponible en el sistema. Sin embargo, esta memoria es mucho más lenta. </text:p>
        </text:list-item>
        <text:list-item>
          <text:p text:style-name="P7"><text:span text:style-name="T1">Gestión de entradas/salidas</text:span>: el sistema operativo permite unificar y controlar el acceso de los programas a los recursos materiales a través de los drivers (también conocidos como administradores periféricos o de entrada/salida). </text:p>
        </text:list-item>
        <text:list-item>
          <text:p text:style-name="P7"><text:span text:style-name="T1">Gestión de ejecución de aplicaciones</text:span>: el sistema operativo se encarga de que las aplicaciones se ejecuten sin problemas asignándoles los recursos que éstas necesitan para funcionar. Esto significa que si una aplicación no responde correctamente puede "sucumbir". </text:p>
        </text:list-item>
        <text:list-item>
          <text:p text:style-name="P7"><text:soft-page-break/><text:span text:style-name="T1">Administración de autorizaciones</text:span>: el sistema operativo se encarga de la seguridad en relación con la ejecución de programas garantizando que los recursos sean utilizados sólo por programas y usuarios que posean las autorizaciones correspondientes. </text:p>
        </text:list-item>
        <text:list-item>
          <text:p text:style-name="P7"><text:span text:style-name="T1">Gestión de archivos</text:span>: el sistema operativo gestiona la lectura y escritura en el <text:a xlink:type="simple" xlink:href="http://es.kioskea.net/contents/repar/filesys.php3">sistema de archivos</text:a>, y las autorizaciones de acceso a archivos de aplicaciones y usuarios. </text:p>
        </text:list-item>
        <text:list-item>
          <text:p text:style-name="P3"><text:span text:style-name="T1">Gestión de la información</text:span>: el sistema operativo proporciona cierta cantidad de indicadores que pueden utilizarse para diagnosticar el funcionamiento correcto del equipo. </text:p>
        </text:list-item>
      </text:list>
      <text:h text:style-name="Heading_20_2" text:outline-level="2"><text:bookmark text:name="composantes"/>Componentes del sistema operativo</text:h>
      <text:p text:style-name="P1">El sistema operativo está compuesto por un conjunto de paquetes de software que pueden utilizarse para gestionar las interacciones con el hardware. Estos elementos se incluyen por lo general en este conjunto de software: </text:p>
      <text:list xml:id="list530171898" text:style-name="L2">
        <text:list-item>
          <text:p text:style-name="P8">El <text:span text:style-name="T1">núcleo</text:span>, que representa las funciones básicas del sistema operativo, como por ejemplo, la gestión de la memoria, de los procesos, de los archivos, de las entradas/salidas principales y de las funciones de comunicación. </text:p>
        </text:list-item>
        <text:list-item>
          <text:p text:style-name="P8">El <text:span text:style-name="T1">intérprete de comandos</text:span>, que posibilita la comunicación con el sistema operativo a través de un lenguaje de control, permitiendo al usuario controlar los periféricos sin conocer las características del hardware utilizado, la gestión de las direcciones físicas, etcétera. </text:p>
        </text:list-item>
        <text:list-item>
          <text:p text:style-name="P4">El <text:span text:style-name="T1">sistema de archivos</text:span>, que permite que los archivos se registren en una estructura arbórea. </text:p>
        </text:list-item>
      </text:list>
      <text:h text:style-name="Heading_20_2" text:outline-level="2"><text:bookmark text:name="multitask"/>Sistemas de multiprocesos</text:h>
      <text:p text:style-name="P1">Un sistema operativo se denomina<text:span text:style-name="T1">de multiprocesos</text:span> cuando muchas "<text:span text:style-name="T1">tareas</text:span>" (también conocidas como <text:span text:style-name="T2">procesos</text:span>) se pueden ejecutar al mismo tiempo. </text:p>
      <text:p text:style-name="P1">Las aplicaciones consisten en una secuencia de instrucciones llamadas "<text:span text:style-name="T1">procesos</text:span>". Estos procesos permanecen activos, en espera, suspendidos, o se eliminan en forma alternativa, según la prioridad que se les haya concedido, o se pueden ejecutar en forma simultánea. </text:p>
      <text:p text:style-name="P1">Un sistema se considera <text:span text:style-name="T1">preventivo</text:span> cuando cuenta con un <text:span text:style-name="T1">programador</text:span> (también llamado <text:span text:style-name="T2">planificador</text:span>) el cual, según los criterios de prioridad, asigna el tiempo de los equipos entre varios procesos que lo solicitan. </text:p>
      <text:p text:style-name="P1">Se denomina sistema de <text:span text:style-name="T1">tiempo compartido</text:span> a un sistema cuando el programador asigna una cantidad determinada de tiempo a cada proceso. Éste es el caso de los sistemas de usuarios múltiples que permiten a varios usuarios utilizar aplicaciones diferentes o similares en el mismo equipo al mismo tiempo. De este modo, el sistema se denomina "<text:span text:style-name="T1">sistema transaccional</text:span>". Para realizar esto, el sistema asigna un período de tiempo a cada usuario. <text:bookmark text:name="multiproc"/></text:p>
      <text:h text:style-name="Heading_20_2" text:outline-level="2">Sistemas de multiprocesadores</text:h>
      <text:p text:style-name="P1">La técnica de <text:span text:style-name="T1">multiprocesamiento</text:span> consiste en hacer funcionar varios procesadores en forma paralela para obtener un poder de cálculo mayor que el obtenido al usar un procesador de alta tecnología o al aumentar la disponibilidad del sistema (en el caso de fallas del procesador). </text:p>
      <text:p text:style-name="P1">Las siglas <text:span text:style-name="T1">SMP</text:span> (<text:span text:style-name="T2">multiprocesamiento simétrico </text:span>o <text:span text:style-name="T2">multiprocesador simétrico</text:span>) hacen referencia a la arquitectura en la que todos los procesadores acceden a la misma memoria compartida. </text:p>
      <text:p text:style-name="P1">Un sistema de multiprocesadores debe tener capacidad para gestionar la repartición de memoria entre varios procesadores, pero también debe distribuir la carga de trabajo. <text:bookmark text:name="embarques"/></text:p>
      <text:h text:style-name="Heading_20_2" text:outline-level="2"><text:soft-page-break/>Sistemas fijos</text:h>
      <text:p text:style-name="P1">Los <text:span text:style-name="T1">sistemas fijos</text:span> son sistemas operativos diseñados para funcionar en equipos pequeños, como los <text:a xlink:type="simple" xlink:href="http://es.kioskea.net/contents/pc/pda.php3">PDA</text:a> (<text:span text:style-name="T2">asistentes personales digitales</text:span>) o los dispositivos electrónicos autónomos (sondas espaciales, robots, vehículos con ordenador de a bordo, etcétera) con autonomía reducida. En consecuencia, una característica esencial de los sistemas fijos es su avanzada administración de energía y su capacidad de funcionar con recursos limitados. </text:p>
      <text:p text:style-name="P1">Los principales sistemas fijos de "uso general" para PDA son los siguientes: </text:p>
      <text:list xml:id="list521510111" text:style-name="L3">
        <text:list-item>
          <text:p text:style-name="P9">PalmOS </text:p>
        </text:list-item>
        <text:list-item>
          <text:p text:style-name="P5">Windows CE / Windows Mobile / Window Smartphone </text:p>
        </text:list-item>
      </text:list>
      <text:h text:style-name="Heading_20_2" text:outline-level="2"><text:bookmark text:name="temps-reel"/>Sistemas de tiempo real</text:h>
      <text:p text:style-name="P1">Los <text:span text:style-name="T1">sistemas de tiempo real</text:span> se utilizan principalmente en la industria y son sistemas diseñados para funcionar en entornos con limitaciones de tiempo. Un sistema de tiempo real debe tener capacidad para operar en forma fiable según limitaciones de tiempo específicas; en otras palabras, debe tener capacidad para procesar adecuadamente la información recibida a intervalos definidos claramente (regulares o de otro tipo). </text:p>
      <text:p text:style-name="P1">Estos son algunos ejemplos de sistemas operativos de tiempo real: </text:p>
      <text:list xml:id="list292502265" text:style-name="L4">
        <text:list-item>
          <text:p text:style-name="P10">OS-9; </text:p>
        </text:list-item>
        <text:list-item>
          <text:p text:style-name="P10"><text:a xlink:type="simple" xlink:href="http://www.fsmlabs.com/" office:target-frame-name="_blank" xlink:show="new">RTLinux</text:a> (RealTime Linux); </text:p>
        </text:list-item>
        <text:list-item>
          <text:p text:style-name="P10"><text:a xlink:type="simple" xlink:href="http://www.qnx.com/" office:target-frame-name="_blank" xlink:show="new">QNX</text:a>; </text:p>
        </text:list-item>
        <text:list-item>
          <text:p text:style-name="P6"><text:a xlink:type="simple" xlink:href="http://www.windriver.com/" office:target-frame-name="_blank" xlink:show="new">VxWorks</text:a>. </text:p>
        </text:list-item>
      </text:list>
      <text:h text:style-name="Heading_20_2" text:outline-level="2"><text:bookmark text:name="types"/>Tipos de sistemas operativos</text:h>
      <text:p text:style-name="P1">Existen varios tipos de sistemas operativos, definidos según su capacidad para administrar simultáneamente información de <text:a xlink:type="simple" xlink:href="http://es.kioskea.net/contents/base/binaire.php3">16 bits</text:a>, <text:a xlink:type="simple" xlink:href="http://es.kioskea.net/contents/base/binaire.php3">32 bits</text:a>, <text:a xlink:type="simple" xlink:href="http://es.kioskea.net/contents/base/binaire.php3">64 bits</text:a> o más. </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Table_20_Heading">Sistema </text:p>
          </table:table-cell>
          <table:table-cell table:style-name="Tabla1.A1" office:value-type="string">
            <text:p text:style-name="Table_20_Heading">Programación </text:p>
          </table:table-cell>
          <table:table-cell table:style-name="Tabla1.A1" office:value-type="string">
            <text:p text:style-name="Table_20_Heading">Usuario único </text:p>
          </table:table-cell>
          <table:table-cell table:style-name="Tabla1.A1" office:value-type="string">
            <text:p text:style-name="Table_20_Heading">Usuario múltiple </text:p>
          </table:table-cell>
          <table:table-cell table:style-name="Tabla1.A1" office:value-type="string">
            <text:p text:style-name="Table_20_Heading">Tarea única </text:p>
          </table:table-cell>
          <table:table-cell table:style-name="Tabla1.A1" office:value-type="string">
            <text:p text:style-name="Table_20_Heading">Multitarea </text:p>
          </table:table-cell>
        </table:table-row>
        <table:table-row>
          <table:table-cell table:style-name="Tabla1.A1" office:value-type="string">
            <text:p text:style-name="Table_20_Contents">DOS</text:p>
          </table:table-cell>
          <table:table-cell table:style-name="Tabla1.A1" office:value-type="string">
            <text:p text:style-name="Table_20_Contents">16 bits</text:p>
          </table:table-cell>
          <table:table-cell table:style-name="Tabla1.A1" office:value-type="string">
            <text:p text:style-name="P11">X</text:p>
          </table:table-cell>
          <table:table-cell table:style-name="Tabla1.A1" office:value-type="string">
            <text:p text:style-name="Table_20_Contents"/>
          </table:table-cell>
          <table:table-cell table:style-name="Tabla1.A1" office:value-type="string">
            <text:p text:style-name="P11">X</text:p>
          </table:table-cell>
          <table:table-cell table:style-name="Tabla1.A1" office:value-type="string">
            <text:p text:style-name="Table_20_Contents"/>
          </table:table-cell>
        </table:table-row>
        <table:table-row>
          <table:table-cell table:style-name="Tabla1.A1" office:value-type="string">
            <text:p text:style-name="Table_20_Contents">Windows3.1</text:p>
          </table:table-cell>
          <table:table-cell table:style-name="Tabla1.A1" office:value-type="string">
            <text:p text:style-name="Table_20_Contents">16/32 bits</text:p>
          </table:table-cell>
          <table:table-cell table:style-name="Tabla1.A1" office:value-type="string">
            <text:p text:style-name="P11">X</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no preventivo</text:p>
          </table:table-cell>
        </table:table-row>
        <table:table-row>
          <table:table-cell table:style-name="Tabla1.A1" office:value-type="string">
            <text:p text:style-name="Table_20_Contents">Windows95/98/Me</text:p>
          </table:table-cell>
          <table:table-cell table:style-name="Tabla1.A1" office:value-type="string">
            <text:p text:style-name="Table_20_Contents">32 bits</text:p>
          </table:table-cell>
          <table:table-cell table:style-name="Tabla1.A1" office:value-type="string">
            <text:p text:style-name="P11">X</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cooperativo</text:p>
          </table:table-cell>
        </table:table-row>
        <table:table-row>
          <table:table-cell table:style-name="Tabla1.A1" office:value-type="string">
            <text:p text:style-name="Table_20_Contents">WindowsNT/2000</text:p>
          </table:table-cell>
          <table:table-cell table:style-name="Tabla1.A1" office:value-type="string">
            <text:p text:style-name="Table_20_Contents">32 bits</text:p>
          </table:table-cell>
          <table:table-cell table:style-name="Tabla1.A1" office:value-type="string">
            <text:p text:style-name="Table_20_Contents"/>
          </table:table-cell>
          <table:table-cell table:style-name="Tabla1.A1" office:value-type="string">
            <text:p text:style-name="P11">X</text:p>
          </table:table-cell>
          <table:table-cell table:style-name="Tabla1.A1" office:value-type="string">
            <text:p text:style-name="Table_20_Contents"/>
          </table:table-cell>
          <table:table-cell table:style-name="Tabla1.A1" office:value-type="string">
            <text:p text:style-name="Table_20_Contents">preventivo</text:p>
          </table:table-cell>
        </table:table-row>
        <table:table-row>
          <table:table-cell table:style-name="Tabla1.A1" office:value-type="string">
            <text:p text:style-name="Table_20_Contents">WindowsXP</text:p>
          </table:table-cell>
          <table:table-cell table:style-name="Tabla1.A1" office:value-type="string">
            <text:p text:style-name="Table_20_Contents">32/64 bits</text:p>
          </table:table-cell>
          <table:table-cell table:style-name="Tabla1.A1" office:value-type="string">
            <text:p text:style-name="Table_20_Contents"/>
          </table:table-cell>
          <table:table-cell table:style-name="Tabla1.A1" office:value-type="string">
            <text:p text:style-name="P11">X</text:p>
          </table:table-cell>
          <table:table-cell table:style-name="Tabla1.A1" office:value-type="string">
            <text:p text:style-name="Table_20_Contents"/>
          </table:table-cell>
          <table:table-cell table:style-name="Tabla1.A1" office:value-type="string">
            <text:p text:style-name="Table_20_Contents">preventivo</text:p>
          </table:table-cell>
        </table:table-row>
        <table:table-row>
          <table:table-cell table:style-name="Tabla1.A1" office:value-type="string">
            <text:p text:style-name="Table_20_Contents">Unix / Linux</text:p>
          </table:table-cell>
          <table:table-cell table:style-name="Tabla1.A1" office:value-type="string">
            <text:p text:style-name="Table_20_Contents">32/64 bits</text:p>
          </table:table-cell>
          <table:table-cell table:style-name="Tabla1.A1" office:value-type="string">
            <text:p text:style-name="Table_20_Contents"/>
          </table:table-cell>
          <table:table-cell table:style-name="Tabla1.A1" office:value-type="string">
            <text:p text:style-name="P11">X</text:p>
          </table:table-cell>
          <table:table-cell table:style-name="Tabla1.A1" office:value-type="string">
            <text:p text:style-name="Table_20_Contents"/>
          </table:table-cell>
          <table:table-cell table:style-name="Tabla1.A1" office:value-type="string">
            <text:p text:style-name="Table_20_Contents">preventivo</text:p>
          </table:table-cell>
        </table:table-row>
        <table:table-row>
          <table:table-cell table:style-name="Tabla1.A1" office:value-type="string">
            <text:p text:style-name="Table_20_Contents">MAC/OS X</text:p>
          </table:table-cell>
          <table:table-cell table:style-name="Tabla1.A1" office:value-type="string">
            <text:p text:style-name="Table_20_Contents">32 bits</text:p>
          </table:table-cell>
          <table:table-cell table:style-name="Tabla1.A1" office:value-type="string">
            <text:p text:style-name="Table_20_Contents"/>
          </table:table-cell>
          <table:table-cell table:style-name="Tabla1.A1" office:value-type="string">
            <text:p text:style-name="P11">X</text:p>
          </table:table-cell>
          <table:table-cell table:style-name="Tabla1.A1" office:value-type="string">
            <text:p text:style-name="Table_20_Contents"/>
          </table:table-cell>
          <table:table-cell table:style-name="Tabla1.A1" office:value-type="string">
            <text:p text:style-name="Table_20_Contents">preventivo</text:p>
          </table:table-cell>
        </table:table-row>
        <table:table-row>
          <table:table-cell table:style-name="Tabla1.A1" office:value-type="string">
            <text:p text:style-name="Table_20_Contents">VMS </text:p>
          </table:table-cell>
          <table:table-cell table:style-name="Tabla1.A1" office:value-type="string">
            <text:p text:style-name="Table_20_Contents">32 bits </text:p>
          </table:table-cell>
          <table:table-cell table:style-name="Tabla1.A1" office:value-type="string">
            <text:p text:style-name="Table_20_Contents"><text:s/></text:p>
          </table:table-cell>
          <table:table-cell table:style-name="Tabla1.A1" office:value-type="string">
            <text:p text:style-name="P11">X </text:p>
          </table:table-cell>
          <table:table-cell table:style-name="Tabla1.A1" office:value-type="string">
            <text:p text:style-name="Table_20_Contents"><text:s/></text:p>
          </table:table-cell>
          <table:table-cell table:style-name="Tabla1.A1" office:value-type="string">
            <text:p text:style-name="Table_20_Contents">preventivo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meta:initial-creator>
    <meta:creation-date>2011-09-28T02:19:33</meta:creation-date>
    <meta:document-statistic meta:table-count="1" meta:image-count="1" meta:object-count="0" meta:page-count="3" meta:paragraph-count="82" meta:word-count="1102" meta:character-count="7391"/>
    <dc:date>2011-09-28T02:20:44</dc:date>
    <dc:creator>ivan </dc:creator>
    <meta:editing-duration>PT1M11S</meta:editing-duration>
    <meta:editing-cycles>1</meta:editing-cycles>
    <meta:generator>LibreOffice/3.3$Unix LibreOffice_project/330m19$Build-301</meta:generator>
  </office:meta>
</office:document-meta>
</file>